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pertiesContextCustomizer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.assertValid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PropertiesContextCustomizer.buildDynamicProperti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ynamicPropertiesContextCustomizer.customizeContext( Configurable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iesContextCustomizer.DynamicPropertiesContextCustomizer( Set &lt; Method &gt;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iesContextCustomizer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